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8bf0c" officeooo:paragraph-rsid="0018bf0c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8bf0c" officeooo:paragraph-rsid="0018bf0c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a2583" officeooo:paragraph-rsid="001a2583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a2583" officeooo:paragraph-rsid="001a2583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8bf0c" officeooo:paragraph-rsid="0018bf0c" fo:background-color="#fff200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8bf0c" officeooo:paragraph-rsid="0018bf0c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18bf0c" officeooo:paragraph-rsid="0019d23d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a2583" officeooo:paragraph-rsid="001a2583" style:font-size-asian="15pt" style:font-weight-asian="normal" style:font-size-complex="15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5pt" style:text-underline-style="none" fo:font-weight="normal" officeooo:rsid="001a2583" officeooo:paragraph-rsid="001a2583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none" fo:font-weight="bold" officeooo:rsid="0018bf0c" officeooo:paragraph-rsid="0018bf0c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a2583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1a2583"/>
    </style:style>
    <style:style style:name="P13" style:family="paragraph" style:parent-style-name="Standard">
      <style:paragraph-properties fo:text-align="start" style:justify-single-word="false"/>
      <style:text-properties officeooo:rsid="001a2583" officeooo:paragraph-rsid="001a2583"/>
    </style:style>
    <style:style style:name="P14" style:family="paragraph" style:parent-style-name="Standard" style:list-style-name="L5">
      <style:paragraph-properties fo:text-align="start" style:justify-single-word="false"/>
      <style:text-properties officeooo:rsid="001a2583" officeooo:paragraph-rsid="001a2583"/>
    </style:style>
    <style:style style:name="P15" style:family="paragraph" style:parent-style-name="Standard">
      <style:paragraph-properties fo:text-align="start" style:justify-single-word="false"/>
      <style:text-properties officeooo:rsid="001a2583" officeooo:paragraph-rsid="001ef690"/>
    </style:style>
    <style:style style:name="P16" style:family="paragraph" style:parent-style-name="Standard">
      <style:paragraph-properties fo:text-align="start" style:justify-single-word="false"/>
      <style:text-properties officeooo:rsid="001aa3e4" officeooo:paragraph-rsid="001aa3e4"/>
    </style:style>
    <style:style style:name="P17" style:family="paragraph" style:parent-style-name="Standard" style:list-style-name="L6">
      <style:paragraph-properties fo:text-align="start" style:justify-single-word="false"/>
      <style:text-properties officeooo:rsid="001aa3e4" officeooo:paragraph-rsid="001aa3e4"/>
    </style:style>
    <style:style style:name="P18" style:family="paragraph" style:parent-style-name="Standard">
      <style:paragraph-properties fo:text-align="start" style:justify-single-word="false"/>
      <style:text-properties officeooo:rsid="001c8632" officeooo:paragraph-rsid="001c8632"/>
    </style:style>
    <style:style style:name="P19" style:family="paragraph" style:parent-style-name="Standard" style:list-style-name="L7">
      <style:paragraph-properties fo:text-align="start" style:justify-single-word="false"/>
      <style:text-properties officeooo:rsid="001c8632" officeooo:paragraph-rsid="001c863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none" fo:font-weight="normal" officeooo:rsid="001a2583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none" fo:font-weight="normal" officeooo:rsid="001ef690" style:font-size-asian="15pt" style:font-weight-asian="normal" style:font-size-complex="15pt" style:font-weight-complex="normal"/>
    </style:style>
    <style:style style:name="T5" style:family="text">
      <style:text-properties fo:font-size="15pt" style:text-underline-style="none" fo:font-weight="bold" officeooo:rsid="001a2583" style:font-size-asian="15pt" style:font-weight-asian="bold" style:font-size-complex="15pt" style:font-weight-complex="bold"/>
    </style:style>
    <style:style style:name="T6" style:family="text">
      <style:text-properties fo:font-size="15pt" style:text-underline-style="solid" style:text-underline-type="double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style:text-underline-style="solid" style:text-underline-type="double" style:text-underline-width="auto" style:text-underline-color="font-color"/>
    </style:style>
    <style:style style:name="T8" style:family="text">
      <style:text-properties style:text-underline-style="solid" style:text-underline-type="double" style:text-underline-width="auto" style:text-underline-color="font-color" officeooo:rsid="0019d23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9d2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ISTEMA VISITAS FISCAL</text:p>
      <text:p text:style-name="P1"/>
      <text:p text:style-name="P2">Objetivo: <text:span text:style-name="T1">Registrar as visitas e autos aplicados aos estabelecimentos.</text:span></text:p>
      <text:p text:style-name="P2"><text:span text:style-name="T1"/></text:p>
      <text:p text:style-name="P6">-Os ficais cadastram os Estabelecimentos registrando as visitas possuindo ou não auto). </text:p>
      <text:p text:style-name="P6"/>
      <text:p text:style-name="P6">-Se ocorrer aplicação de auto no estabelecimento,deve ser registrado,ou seja,cada empresa(Estabelecimento) terá sua lista de autos com seus detalhes.</text:p>
      <text:p text:style-name="P6"/>
      <text:p text:style-name="P10">Tipo de Autos Existentes:</text:p>
      <text:p text:style-name="P6"/>
      <text:p text:style-name="P6"><text:span text:style-name="T7">Auto de Constatação</text:span><text:span text:style-name="T9">: </text:span>faz a constatação ao estabelecimento,alertando-o que existe algo errado(nível leve).</text:p>
      <text:p text:style-name="P6"/>
      <text:p text:style-name="P7"><text:span text:style-name="T7">Auto de </text:span><text:span text:style-name="T8">Infração</text:span><text:span text:style-name="T10">: o Estabelecimento cometeu uma infração(nível grave).</text:span></text:p>
      <text:p text:style-name="P7"><text:span text:style-name="T10"/></text:p>
      <text:p text:style-name="P7"><text:span text:style-name="T8">Auto de Apreensão</text:span><text:span text:style-name="T10">: ocorre junto com o de infração e a mercadoria é apreendida.</text:span></text:p>
      <text:p text:style-name="P7"><text:span text:style-name="T10"/></text:p>
      <text:p text:style-name="P4"><text:span text:style-name="T10">T</text:span><text:span text:style-name="T9">ABELAS E DETALHES</text:span></text:p>
      <text:p text:style-name="P3"><text:span text:style-name="T9"/></text:p>
      <text:p text:style-name="P8">Cadastrando Estabelecimento:</text:p>
      <text:list xml:id="list2925292950" text:style-name="L1">
        <text:list-item>
          <text:p text:style-name="P9">CIDADE</text:p>
        </text:list-item>
        <text:list-item>
          <text:p text:style-name="P9">UF</text:p>
        </text:list-item>
        <text:list-item>
          <text:p text:style-name="P9">CNPJ</text:p>
        </text:list-item>
        <text:list-item>
          <text:p text:style-name="P9">RAZAO</text:p>
        </text:list-item>
        <text:list-item>
          <text:p text:style-name="P9">CEP</text:p>
        </text:list-item>
        <text:list-item>
          <text:p text:style-name="P9">NUMERO</text:p>
        </text:list-item>
      </text:list>
      <text:p text:style-name="P8"/>
      <text:p text:style-name="P11"><text:span text:style-name="T3"><text:s/>Após cadastrar o Estabelecimento você poderá inserir um autonele. Ao clicar deve exibir as opções:</text:span></text:p>
      <text:p text:style-name="P11"><text:span text:style-name="T3"/></text:p>
      <text:p text:style-name="P15"><text:span text:style-name="T6">Editar</text:span><text:span text:style-name="T2">: onde voc</text:span><text:span text:style-name="T4">ê</text:span><text:span text:style-name="T2"> pode alterar informações do estabelecimento.</text:span></text:p>
      <text:p text:style-name="P13"><text:span text:style-name="T2"/></text:p>
      <text:p text:style-name="P13"><text:span text:style-name="T6">Criar Auto</text:span><text:span text:style-name="T2">: <text:s/>onde voc</text:span><text:span text:style-name="T4">ê</text:span><text:span text:style-name="T2"> deverá preencher os seguintes campos:</text:span></text:p>
      <text:p text:style-name="P13"><text:span text:style-name="T2"/></text:p>
      <text:list xml:id="list3232864345" text:style-name="L5">
        <text:list-item>
          <text:p text:style-name="P14"><text:span text:style-name="T2">NUMERO DO AUTO</text:span></text:p>
        </text:list-item>
        <text:list-item>
          <text:p text:style-name="P14"><text:span text:style-name="T2">DATA</text:span></text:p>
        </text:list-item>
        <text:list-item>
          <text:p text:style-name="P12"><text:span text:style-name="T3">ID_ESTABELECIMENTO (</text:span><text:span text:style-name="T5">automático</text:span><text:span text:style-name="T3">)</text:span></text:p>
        </text:list-item>
        <text:list-item>
          <text:p text:style-name="P14"><text:span text:style-name="T2">CNPJ</text:span></text:p>
        </text:list-item>
        <text:list-item>
          <text:p text:style-name="P14"><text:span text:style-name="T2">RECUSA A RECEBER</text:span></text:p>
        </text:list-item>
        <text:list-item>
          <text:p text:style-name="P14"><text:soft-page-break/><text:span text:style-name="T2">FISCAL AUTUANTE</text:span></text:p>
        </text:list-item>
        <text:list-item>
          <text:p text:style-name="P14"><text:span text:style-name="T2">MATRICULA</text:span></text:p>
        </text:list-item>
        <text:list-item>
          <text:p text:style-name="P14"><text:span text:style-name="T2">EQUIPE</text:span></text:p>
        </text:list-item>
        <text:list-item>
          <text:p text:style-name="P14"><text:span text:style-name="T2">TIPO DE AUTO</text:span></text:p>
        </text:list-item>
        <text:list-item>
          <text:p text:style-name="P14"><text:span text:style-name="T2">IRREGULARIDADE</text:span></text:p>
        </text:list-item>
        <text:list-item>
          <text:p text:style-name="P14"><text:span text:style-name="T2">OBS</text:span></text:p>
        </text:list-item>
      </text:list>
      <text:p text:style-name="P13"><text:span text:style-name="T2"/></text:p>
      <text:p text:style-name="P16"><text:span text:style-name="T2">Os Estabelecimentos serão organizados por cidades.</text:span></text:p>
      <text:p text:style-name="P16"><text:span text:style-name="T2"/></text:p>
      <text:p text:style-name="P16"><text:span text:style-name="T2">Cidade:</text:span></text:p>
      <text:list xml:id="list2064474792" text:style-name="L6">
        <text:list-item>
          <text:p text:style-name="P17"><text:span text:style-name="T2">CIDADE</text:span></text:p>
        </text:list-item>
        <text:list-item>
          <text:p text:style-name="P17"><text:span text:style-name="T2">UF</text:span></text:p>
        </text:list-item>
      </text:list>
      <text:p text:style-name="P16"><text:span text:style-name="T2"/></text:p>
      <text:p text:style-name="P16"><text:span text:style-name="T2">Equipe será escolhida por pessoa,pois não existe equipe fixa.</text:span></text:p>
      <text:p text:style-name="P16"><text:span text:style-name="T2"/></text:p>
      <text:p text:style-name="P18"><text:span text:style-name="T2">Fiscais:</text:span></text:p>
      <text:list xml:id="list828859550" text:style-name="L7">
        <text:list-item>
          <text:p text:style-name="P19"><text:span text:style-name="T2">NOME</text:span></text:p>
        </text:list-item>
        <text:list-item>
          <text:p text:style-name="P19"><text:span text:style-name="T2">MATRICULA</text:span></text:p>
        </text:list-item>
      </text:list>
      <text:p text:style-name="P18"><text:span text:style-name="T2"/></text:p>
      <text:p text:style-name="P18"><text:span text:style-name="T2">Tipo de Autos:</text:span></text:p>
      <text:p text:style-name="P18"><text:span text:style-name="T2"/></text:p>
      <text:list xml:id="list223019693751915" text:continue-numbering="true" text:style-name="L7">
        <text:list-item>
          <text:p text:style-name="P19"><text:span text:style-name="T2">AUTO CONSTATACAO</text:span></text:p>
        </text:list-item>
        <text:list-item>
          <text:p text:style-name="P19"><text:span text:style-name="T2">AUTO INFRACAO</text:span></text:p>
        </text:list-item>
        <text:list-item>
          <text:p text:style-name="P19"><text:span text:style-name="T2">AUTO APREENSSAO</text:span></text:p>
        </text:list-item>
        <text:list-item>
          <text:p text:style-name="P19"><text:span text:style-name="T2">SEM INFRACA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21:53:40.670652582</meta:creation-date>
    <dc:date>2019-02-18T22:30:17.939450045</dc:date>
    <meta:editing-duration>PT9M4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202" meta:character-count="1270" meta:non-whitespace-character-count="1133"/>
  </office:meta>
</office:document-meta>
</file>